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ela1" style:family="table">
      <style:table-properties style:width="14.019cm" fo:margin-left="0.991cm" table:align="left" style:writing-mode="lr-tb"/>
    </style:style>
    <style:style style:name="Tabela1.A" style:family="table-column">
      <style:table-column-properties style:column-width="14.01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" style:family="table">
      <style:table-properties style:width="11.268cm" fo:margin-left="1.743cm" table:align="left" style:writing-mode="lr-tb"/>
    </style:style>
    <style:style style:name="Tabela2.A" style:family="table-column">
      <style:table-column-properties style:column-width="11.268cm"/>
    </style:style>
    <style:style style:name="Tabela2.1" style:family="table-row">
      <style:table-row-properties fo:keep-together="always"/>
    </style:style>
    <style:style style:name="Tabela2.A1" style:family="table-cell">
      <style:table-cell-properties style:vertical-align="top"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Footer">
      <style:text-properties style:font-name="Courier New" fo:font-size="8pt" fo:font-weight="bold" style:font-size-asian="8pt" style:font-weight-asian="bold"/>
    </style:style>
    <style:style style:name="P2" style:family="paragraph" style:parent-style-name="Standard">
      <style:text-properties fo:font-style="italic" style:font-style-asian="italic"/>
    </style:style>
    <style:style style:name="P3" style:family="paragraph" style:parent-style-name="Standard">
      <style:text-properties fo:font-style="italic" fo:font-weight="bold" style:font-style-asian="italic" style:font-weight-asian="bold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/>
    </style:style>
    <style:style style:name="P7" style:family="paragraph" style:parent-style-name="Standard">
      <style:text-properties fo:font-size="12pt" style:font-size-asian="12pt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top="0.106cm" fo:margin-bottom="0.106cm" style:snap-to-layout-grid="false"/>
    </style:style>
    <style:style style:name="P12" style:family="paragraph" style:parent-style-name="Standard">
      <style:paragraph-properties fo:margin-left="3.251cm" fo:margin-right="0cm" fo:text-indent="-3.251cm" style:auto-text-indent="false"/>
    </style:style>
    <style:style style:name="P13" style:family="paragraph" style:parent-style-name="Standard">
      <style:paragraph-properties fo:margin-left="0.635cm" fo:margin-right="0cm" fo:text-indent="-0.635cm" style:auto-text-indent="false"/>
    </style:style>
    <style:style style:name="P14" style:family="paragraph" style:parent-style-name="Standard">
      <style:paragraph-properties fo:margin-left="0.635cm" fo:margin-right="0cm" fo:text-indent="-0.635cm" style:auto-text-indent="false"/>
      <style:text-properties fo:font-style="italic" fo:font-weight="bold" style:font-style-asian="italic" style:font-weight-asian="bold"/>
    </style:style>
    <style:style style:name="P15" style:family="paragraph" style:parent-style-name="Standard">
      <style:paragraph-properties fo:margin-left="0.635cm" fo:margin-right="0cm" fo:text-indent="-0.635cm" style:auto-text-indent="false"/>
      <style:text-properties fo:font-style="italic" style:font-style-asian="italic"/>
    </style:style>
    <style:style style:name="P16" style:family="paragraph" style:parent-style-name="Standard">
      <style:paragraph-properties fo:margin-left="0.635cm" fo:margin-right="0cm" fo:text-indent="-0.635cm" style:auto-text-indent="false"/>
      <style:text-properties fo:font-size="9pt" fo:font-style="italic" fo:font-weight="bold" style:font-size-asian="9pt" style:font-style-asian="italic" style:font-weight-asian="bold"/>
    </style:style>
    <style:style style:name="P17" style:family="paragraph" style:parent-style-name="Standard">
      <style:paragraph-properties fo:margin-left="0.635cm" fo:margin-right="0cm" fo:text-indent="-0.635cm" style:auto-text-indent="false"/>
      <style:text-properties fo:font-size="9pt" fo:font-style="italic" style:font-size-asian="9pt" style:font-style-asian="italic"/>
    </style:style>
    <style:style style:name="P18" style:family="paragraph" style:parent-style-name="Standard">
      <style:paragraph-properties fo:margin-left="0.63cm" fo:margin-right="0cm" fo:margin-top="0.071cm" fo:margin-bottom="0.071cm" fo:text-indent="-0.63cm" style:auto-text-indent="false" style:snap-to-layout-grid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fo:margin-left="1.251cm" fo:margin-right="0cm" fo:text-indent="-1.251cm" style:auto-text-indent="false"/>
      <style:text-properties fo:font-weight="normal" style:font-weight-asian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/>
    </style:style>
    <style:style style:name="P21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Footer" style:list-style-name="WW8Num2">
      <style:text-properties style:font-name="Courier New" fo:font-size="8pt" fo:font-weight="bold" style:font-size-asian="8pt" style:font-weight-asian="bold"/>
    </style:style>
    <style:style style:name="P23" style:family="paragraph" style:parent-style-name="Heading_20_3" style:master-page-name="Standard">
      <style:paragraph-properties style:page-number="auto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style="italic" fo:font-weight="bold" style:font-size-asian="9pt" style:font-style-asian="italic" style:font-weight-asian="bold"/>
    </style:style>
    <style:style style:name="T3" style:family="text">
      <style:text-properties fo:font-size="9pt" fo:font-style="italic" style:font-size-asian="9pt" style:font-style-asian="italic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font-style="italic" style:font-size-asian="12pt" style:font-style-asian="italic"/>
    </style:style>
    <style:style style:name="T6" style:family="text">
      <style:text-properties fo:font-size="12pt" fo:font-style="italic" fo:font-weight="bold" style:font-size-asian="12pt" style:font-style-asian="italic" style:font-weight-asian="bold"/>
    </style:style>
    <style:style style:name="T7" style:family="text">
      <style:text-properties fo:font-size="12pt" style:font-size-asian="12pt"/>
    </style:style>
    <style:style style:name="T8" style:family="text">
      <style:text-properties fo:font-size="12pt" fo:font-style="normal" style:font-size-asian="12pt" style:font-style-asian="normal" style:font-size-complex="12pt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1pt" fo:font-style="normal" style:font-size-asian="11pt" style:font-style-asian="normal" style:font-size-complex="11pt" style:font-style-complex="normal"/>
    </style:style>
    <style:style style:name="T11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3">Wydział Informatyki ZUT w Szczecinie <text:tab/><text:tab/><text:tab/><text:tab/><text:tab/><text:tab/><text:tab/><text:span text:style-name="T1">Załącznik nr 2</text:span></text:h>
      <text:p text:style-name="P2">Katedra Systemów Multimedialnych</text:p>
      <text:p text:style-name="Standard"/>
      <text:p text:style-name="Standard"/>
      <text:p text:style-name="Standard"/>
      <text:p text:style-name="P8">PRACA DYPLOMOWA Nr <text:s text:c="2"/>........... / 2015</text:p>
      <text:p text:style-name="P6">kierunek : <text:span text:style-name="T9">Informatyka</text:span></text:p>
      <text:p text:style-name="P5"><text:span text:style-name="T5">specjalność: </text:span><text:span text:style-name="T8">projektowanie i zarządzanie projektami informatycznymi </text:span></text:p>
      <text:p text:style-name="P5"><text:span text:style-name="T5">studia : </text:span><text:span text:style-name="T10">niestacjonarne drugiego stopnia</text:span></text:p>
      <text:p text:style-name="P7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1"><text:span text:style-name="T6">student</text:span><text:span text:style-name="T4">: <text:s text:c="10"/>Grzegorz Michał Różycki</text:span></text:p>
          </table:table-cell>
        </table:table-row>
      </table:table>
      <text:p text:style-name="Standard"/>
      <text:p text:style-name="Standard"/>
      <text:p text:style-name="P9"/>
      <text:p text:style-name="P12"><text:span text:style-name="T4">TEMAT PRACY:</text:span><text:span text:style-name="T7"> <text:tab/></text:span><text:span text:style-name="T11">Badanie możliwości zastosowania algorytmów predykcji (i / lub klasyfikacji)w szacowaniu ryzyka (i / lub opłacalności) projektu</text:span></text:p>
      <text:p text:style-name="Standard"/>
      <text:p text:style-name="Standard"/>
      <text:p text:style-name="Standard"/>
      <text:p text:style-name="P3">Cel pracy:<text:tab/></text:p>
      <text:p text:style-name="P10"><text:s text:c="3"/>Celem pracy jest zbadanie możliwości zastosowania algorytmów predykcji i klasyfikacji w szacowaniu ryzyka projektowego / opłacalności inwestycji.</text:p>
      <text:p text:style-name="P13"/>
      <text:p text:style-name="P4">Zakres pracy:<text:tab/></text:p>
      <text:list xml:id="list12480305591" text:style-name="L1">
        <text:list-item>
          <text:p text:style-name="P21">Analiza ryzyka projektowego / opłacalności na podstawie rzeczywistego wdrażanego projektu</text:p>
        </text:list-item>
        <text:list-item>
          <text:p text:style-name="P21">Zaproponowanie metod, algorytmów ułatwiających ww analizę.</text:p>
        </text:list-item>
        <text:list-item>
          <text:p text:style-name="P21">Badanie słuszności / użyteczności zastosowania wybranych metod. Wnioski.</text:p>
        </text:list-item>
      </text:list>
      <text:p text:style-name="P19"/>
      <text:p text:style-name="P13"/>
      <text:p text:style-name="P16">Opiekun pracy:<text:tab/><text:tab/><text:tab/><text:tab/><text:tab/><text:tab/>Kierownik Katedry</text:p>
      <text:p text:style-name="P16"/>
      <text:p text:style-name="P13"><text:span text:style-name="Emphasis"/></text:p>
      <text:p text:style-name="P13"><text:span text:style-name="Emphasis"><text:span text:style-name="T2"/></text:span></text:p>
      <text:p text:style-name="P16"/>
      <text:p text:style-name="P17"><text:s/>podpis:<text:tab/>..........................................................................<text:tab/>podpis:<text:tab/>.....................................................................</text:p>
      <text:p text:style-name="P17"/>
      <text:p text:style-name="P17"/>
      <text:p text:style-name="P13"><text:span text:style-name="T2">Data zatwierdzenia tematu przez Komisję Egzaminu Dyplomowego: </text:span><text:span text:style-name="T3">....................................................................</text:span></text:p>
      <text:p text:style-name="P17"/>
      <text:h text:style-name="Heading_20_2" text:outline-level="2"><text:tab/><text:tab/><text:tab/><text:tab/><text:tab/><text:tab/><text:tab/><text:tab/>Dziekan</text:h>
      <text:p text:style-name="P17"/>
      <text:p text:style-name="P17"><text:tab/><text:tab/><text:tab/><text:tab/><text:tab/><text:tab/><text:tab/>podpis:<text:tab/>......................................................................</text:p>
      <text:p text:style-name="P16"/>
      <text:p text:style-name="P14"/>
      <text:p text:style-name="P14"/>
      <text:p text:style-name="P14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8">Termin złożenia pracy dyplomowej: <text:s/>15 czerwca 2016 r.</text:p>
          </table:table-cell>
        </table:table-row>
      </table:table>
      <text:p text:style-name="P20"/>
      <text:p text:style-name="P14"/>
      <text:p text:style-name="P14">Potwierdzenie otrzymania tematu pracy dyplomowej:</text:p>
      <text:p text:style-name="P15"/>
      <text:p text:style-name="P15"/>
      <text:p text:style-name="P17">data: <text:s/>..........................................<text:tab/><text:tab/><text:tab/>podpis dyplomanta: <text:s/>.........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l" fo:country="PL" style:font-name-asian="Times New Roman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indent="3cm" style:auto-text-indent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.635cm" fo:margin-right="0cm" fo:margin-top="0cm" fo:margin-bottom="0cm" fo:text-indent="-0.635cm" style:auto-text-indent="false" fo:keep-with-next="always"/>
      <style:text-properties fo:font-size="9pt" fo:font-style="italic" fo:font-weight="bold" style:font-size-asian="9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tyle="italic" style:font-style-asian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Domyślna_20_czcionka_20_akapitu" style:display-name="Domyślna czcionka akapitu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0.714cm" fo:text-indent="-0.635cm" fo:margin-left="0.714cm"/>
        </style:list-level-properties>
        <style:text-properties style:font-name="Times New Roman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334cm" fo:text-indent="-0.635cm" fo:margin-left="8.334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9.604cm" fo:text-indent="-0.635cm" fo:margin-left="9.604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0.874cm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Courier New" fo:font-size="8pt" fo:font-weight="bold" style:font-size-asian="8pt" style:font-weight-asian="bold"/>
    </style:style>
    <style:style style:name="MP2" style:family="paragraph" style:parent-style-name="Footer" style:list-style-name="WW8Num2">
      <style:text-properties style:font-name="Courier New" fo:font-size="8pt" fo:font-weight="bold" style:font-size-asian="8pt" style:font-weight-asian="bold"/>
    </style:style>
    <style:page-layout style:name="Mpm1">
      <style:page-layout-properties fo:page-width="21.001cm" fo:page-height="29.7cm" style:num-format="1" style:print-orientation="portrait" fo:margin="0.829cm" fo:margin-top="0.829cm" fo:margin-bottom="0.829cm" fo:margin-left="0.829cm" fo:margin-right="0.829cm" fo:border="0.51pt solid #000000" fo:padding-top="1.655cm" fo:padding-bottom="0.153cm" fo:padding-left="1.655cm" fo:padding-right="1.65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501cm" fo:margin-left="0cm" fo:margin-right="0cm" fo:margin-top="1.4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0.829cm" fo:margin-top="0.829cm" fo:margin-bottom="0.829cm" fo:margin-left="0.829cm" fo:margin-right="0.829cm" fo:border="0.51pt solid #000000" fo:padding="1.65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----------------------------------------------------------------------------------------------</text:p>
        <text:p text:style-name="MP1">Warunkiem wyznaczenia terminu egzaminu dyplomowego jest dostarczenie do dziekanatu Wydziału:</text:p>
        <text:list xml:id="list1035653409" text:style-name="WW8Num2">
          <text:list-item>
            <text:p text:style-name="MP2">1 egzemplarza pracy dyplomowej – wersja elektroniczna (format .pdf, zabezpieczony)</text:p>
          </text:list-item>
          <text:list-item>
            <text:p text:style-name="MP2">pozytywnych recenzji opiekuna pracy i recenzenta pracy,</text:p>
          </text:list-item>
          <text:list-item>
            <text:p text:style-name="MP2">zdjęcia – 4 szt. (format 4,5 x 6,5 cm),</text:p>
          </text:list-item>
          <text:list-item>
            <text:p text:style-name="MP2">wpłata za druk dyplomu (60 zł.).</text:p>
          </text:list-item>
        </text:list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ydział Techniki Morskiej PS</dc:title>
    <meta:initial-creator>Dziekanat 2</meta:initial-creator>
    <meta:creation-date>2012-06-15T14:25:00</meta:creation-date>
    <dc:date>2015-04-24T19:19:42</dc:date>
    <meta:print-date>2012-06-20T08:51:58</meta:print-date>
    <meta:editing-cycles>10</meta:editing-cycles>
    <meta:editing-duration>P23DT22H26M43S</meta:editing-duration>
    <meta:generator>LibreOffice/3.5$Linux_X86_64 LibreOffice_project/350m1$Build-2</meta:generator>
    <meta:printed-by>Grzechu </meta:printed-by>
    <meta:document-statistic meta:table-count="2" meta:image-count="0" meta:object-count="0" meta:page-count="1" meta:paragraph-count="28" meta:word-count="185" meta:character-count="1888" meta:non-whitespace-character-count="1686"/>
    <meta:user-defined meta:name="Informacja 1"/>
    <meta:user-defined meta:name="Informacja 2"/>
    <meta:user-defined meta:name="Informacja 3"/>
    <meta:user-defined meta:name="Informacja 4"/>
  </office:meta>
</office:document-meta>
</file>